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opplungseinstellung</text:p>
          </table:table-cell>
          <table:table-cell office:value-type="string" table:style-name="ce1">
            <text:p>Omega 1</text:p>
          </table:table-cell>
          <table:table-cell office:value-type="string" table:style-name="ce1">
            <text:p>Sigma</text:p>
          </table:table-cell>
          <table:table-cell office:value-type="string" table:style-name="ce1">
            <text:p>Omega 2</text:p>
          </table:table-cell>
          <table:table-cell office:value-type="string" table:style-name="ce1">
            <text:p>Sig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68500000000000005" table:style-name="ce1">
            <text:p>0.685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1899999999999999" table:style-name="ce1">
            <text:p>0.619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14:00:10Z</meta:creation-date>
    <dc:date>2019-11-16T14:01:40Z</dc:date>
  </office:meta>
</office:document-meta>
</file>